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elipe Felix</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38889a1">1. TCC 17</text:a></text:p>
          <text:p text:style-name="Contents_20_2"><text:a xlink:type="simple" xlink:href="#org8565273">1.1. Ideas</text:a></text:p>
          <text:p text:style-name="Contents_20_2"><text:a xlink:type="simple" xlink:href="#orga637d05">1.2. Birds</text:a></text:p>
          <text:p text:style-name="Contents_20_3"><text:a xlink:type="simple" xlink:href="#org2e9ef77">1.2.1. Links</text:a></text:p>
          <text:p text:style-name="Contents_20_3"><text:a xlink:type="simple" xlink:href="#org7dcf6ba">1.2.2. Articles</text:a></text:p>
        </text:index-body>
      </text:table-of-content>
      <text:h text:style-name="Heading_20_1" text:outline-level="1" text:is-list-header="false">
<text:bookmark-start text:name="OrgXref.org38889a1"/>
<text:bookmark text:name="org38889a1"/>TCC 17
<text:bookmark-end text:name="OrgXref.org38889a1"/></text:h>
      <text:h text:style-name="Heading_20_2" text:outline-level="2" text:is-list-header="false">
<text:bookmark-start text:name="OrgXref.org8565273"/>
<text:bookmark text:name="org8565273"/>Ideas
<text:bookmark-end text:name="OrgXref.org8565273"/></text:h>
      <text:list text:style-name="OrgBulletedList" text:continue-numbering="false">
        <text:list-item>
          <text:p text:style-name="Text_20_body">Birds (?)
</text:p>
        </text:list-item>
        <text:list-item>
          <text:p text:style-name="Text_20_body">Some problem related to MIR.
</text:p>
        </text:list-item>
      </text:list>
      <text:h text:style-name="Heading_20_2" text:outline-level="2" text:is-list-header="false">
<text:bookmark-start text:name="OrgXref.orga637d05"/>
<text:bookmark text:name="orga637d05"/>Birds
<text:bookmark-end text:name="OrgXref.orga637d05"/></text:h>
      <text:p text:style-name="Text_20_body">Hoje em dia, aqui e no resto do mundo, ornitólogos extraem características do
canto de forma muito artesanal. As únicas ferramenta que eles dispõe são o
warbleR,<text:a xlink:type="simple" xlink:href="http://onlinelibrary.wiley.com/doi/10.1111/2041-210X.12624/full">aqui</text:a> descrito, e o <text:a xlink:type="simple" xlink:href="http://www.birds.cornell.edu/brp/raven/RavenOverview.html">Raven</text:a>, que é de uso gratuito para pesquisadores
brasileiros. Estes softwares permitem que eles mudem a resolução do
espectograma, até que, visualmente, as notas do canto dos pássaros fiquem
mais claras. A partir disso, a anotação dos parâmetros é basicamente manual.
De outro lado, as iniciativas em torno da classificação são muito dependentes
de dataset, já que a extração de parâmetros não é clara e metodológica.
</text:p>
      <text:list text:style-name="OrgNumberedList" text:continue-numbering="false">
        <text:list-item>
          <text:p text:style-name="Text_20_body">segmentação automática dos arquivos sonoros, janelando as partes que contem sons dos animais (parece fácil mas não é);
</text:p>
        </text:list-item>
        <text:list-item>
          <text:p text:style-name="Text_20_body">aplicação de um 'ganho de processamento' ou processing gain, ou seja, melhorar a relação sinal ruído entre o canto da ave e o background;
</text:p>
        </text:list-item>
        <text:list-item>
          <text:p text:style-name="Text_20_body">primeiro levantamento de parâmetros de distinção entre espécies;
</text:p>
        </text:list-item>
        <text:list-item>
          <text:p text:style-name="Text_20_body">avaliação da classificação dos ornitólogos quanto a quantidade de diferentes espécies no dataset. Ou seja, pode ser que, sonoramente, existam três, ao invés de duas, classes distintas de indivíduos quanto ao som. Poderíamos chamar isso de clusterização automática: buscar o número de classes que acarreta maior distancia estatística entre classes, para vários fatores (fatores levantados no item 3) e suas respectivas significâncias;
</text:p>
        </text:list-item>
        <text:list-item>
          <text:p text:style-name="Text_20_body">uma vez estabelecido e confirmado o número de classes, estimar os parâmetros sonoros e a variabilidade dos mesmos.
</text:p>
        </text:list-item>
      </text:list>
      <text:h text:style-name="Heading_20_3" text:outline-level="3" text:is-list-header="false">
<text:bookmark-start text:name="OrgXref.org2e9ef77"/>
<text:bookmark text:name="org2e9ef77"/>Links
<text:bookmark-end text:name="OrgXref.org2e9ef77"/></text:h>
      <text:list text:style-name="OrgBulletedList" text:continue-numbering="false">
        <text:list-item>
          <text:p text:style-name="Text_20_body"><text:a xlink:type="simple" xlink:href="http://www.birds.cornell.edu/Page.aspx?pid=1478">http://www.birds.cornell.edu/Page.aspx?pid=1478</text:a>
</text:p>
        </text:list-item>
        <text:list-item>
          <text:p text:style-name="Text_20_body"><text:a xlink:type="simple" xlink:href="http://www.xeno-canto.org">http://www.xeno-canto.org</text:a>
</text:p>
        </text:list-item>
      </text:list>
      <text:h text:style-name="Heading_20_3" text:outline-level="3" text:is-list-header="false">
<text:bookmark-start text:name="OrgXref.org7dcf6ba"/>
<text:bookmark text:name="org7dcf6ba"/>Articles
<text:bookmark-end text:name="OrgXref.org7dcf6ba"/></text:h>
      <text:list text:style-name="OrgBulletedList" text:continue-numbering="false">
        <text:list-item>
          <text:p text:style-name="Text_20_body">Automatic bird sound detection in long real-field recordings: Applications and tools.
</text:p>
        </text:list-item>
        <text:list-item>
          <text:p text:style-name="Text_20_body">Detecting bird sounds in a complex acoustic environment and application to bioacoustic monitoring.
</text:p>
        </text:list-item>
        <text:list-item>
          <text:p text:style-name="Text_20_body">Automatic Bird Species Identification for Large Number of Species.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elipe Felix</dc:creator>
    <meta:initial-creator>Felipe Felix</meta:initial-creator>
    <dc:date>2017-03-20T16:43:57</dc:date>
    <meta:creation-date>2017-03-20T16:43:57</meta:creation-date>
    <meta:generator>Emacs 25.1.1 (Org mode 9.0.3)</meta:generator>
    <meta:keyword/>
    <dc:subject/>
    <dc:title/>
  </office:meta>
</office:document-meta>
</file>